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deny_ally_tower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80" calcext:value-type="float">
            <text:p>8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07:30:08.430277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7T07:32:03.997605603</dc:date>
    <meta:editing-duration>P2DT4H5M16S</meta:editing-duration>
    <meta:editing-cycles>2095</meta:editing-cycles>
    <meta:document-statistic meta:table-count="9" meta:cell-count="2806" meta:object-count="0"/>
  </office:meta>
</office:document-meta>
</file>